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 /&gt;</text:p>
      <text:p text:style-name="Standard"><text:s text:c="4"/>&lt;meta name="viewport" content="width=device-width, initial-scale=1.0" /&gt;</text:p>
      <text:p text:style-name="Standard"><text:s text:c="4"/>&lt;title&gt;Dragojle Gardić – Technical Translator &amp; Post-Editing Specialist&lt;/title&gt;</text:p>
      <text:p text:style-name="Standard"><text:s text:c="4"/>&lt;link rel="stylesheet" href="style.css" /&gt;</text:p>
      <text:p text:style-name="Standard">&lt;/head&gt;</text:p>
      <text:p text:style-name="Standard">&lt;body&gt;</text:p>
      <text:p text:style-name="Standard"><text:s text:c="4"/>&lt;header&gt;</text:p>
      <text:p text:style-name="Standard"><text:s text:c="8"/>&lt;div class="container"&gt;</text:p>
      <text:p text:style-name="Standard"><text:s text:c="12"/>&lt;h1&gt;Dragojle Gardić&lt;/h1&gt;</text:p>
      <text:p text:style-name="Standard"><text:s text:c="12"/>&lt;p class="subtitle"&gt;Technical Translator • Post-Editing • Quality Control Specialist&lt;/p&gt;</text:p>
      <text:p text:style-name="Standard"><text:s text:c="8"/>&lt;/div&gt;</text:p>
      <text:p text:style-name="Standard"><text:s text:c="4"/>&lt;/header&gt;</text:p>
      <text:p text:style-name="Standard"/>
      <text:p text:style-name="Standard"><text:s text:c="4"/>&lt;section class="about container"&gt;</text:p>
      <text:p text:style-name="Standard"><text:s text:c="8"/>&lt;h2&gt;About Me&lt;/h2&gt;</text:p>
      <text:p text:style-name="Standard"><text:s text:c="8"/>&lt;p&gt;</text:p>
      <text:p text:style-name="Standard"><text:s text:c="12"/>I am a certified &lt;strong&gt;Fachkraft für Lebensmitteltechnik&lt;/strong&gt; (Germany) with extensive experience in </text:p>
      <text:p text:style-name="Standard"><text:s text:c="12"/>quality control, process optimisation, technical workflows, and multilingual documentation. <text:s/></text:p>
      <text:p text:style-name="Standard"><text:s text:c="12"/>I also specialise in &lt;strong&gt;technical translation&lt;/strong&gt; and &lt;strong&gt;AI post-editing&lt;/strong&gt; </text:p>
      <text:p text:style-name="Standard"><text:s text:c="12"/>for English ⇄ Serbian, with a focus on production, engineering, food technology, automation, and </text:p>
      <text:p text:style-name="Standard"><text:s text:c="12"/>industrial environments.</text:p>
      <text:p text:style-name="Standard"><text:s text:c="8"/>&lt;/p&gt;</text:p>
      <text:p text:style-name="Standard"><text:s text:c="4"/>&lt;/section&gt;</text:p>
      <text:p text:style-name="Standard"/>
      <text:p text:style-name="Standard"><text:s text:c="4"/>&lt;section class="services container"&gt;</text:p>
      <text:p text:style-name="Standard"><text:s text:c="8"/>&lt;h2&gt;My Services&lt;/h2&gt;</text:p>
      <text:p text:style-name="Standard"><text:s text:c="8"/>&lt;ul&gt;</text:p>
      <text:p text:style-name="Standard"><text:s text:c="12"/>&lt;li&gt;Technical translation (EN ⇄ SR)&lt;/li&gt;</text:p>
      <text:p text:style-name="Standard"><text:s text:c="12"/>&lt;li&gt;Machine-translation post-editing (MTPE)&lt;/li&gt;</text:p>
      <text:p text:style-name="Standard"><text:s text:c="12"/>&lt;li&gt;Quality assurance of translated materials&lt;/li&gt;</text:p>
      <text:p text:style-name="Standard"><text:s text:c="12"/>&lt;li&gt;Documentation structuring and terminology work&lt;/li&gt;</text:p>
      <text:p text:style-name="Standard"><text:s text:c="12"/>&lt;li&gt;Industry-specific consulting (production, QC, food technology)&lt;/li&gt;</text:p>
      <text:p text:style-name="Standard"><text:s text:c="8"/>&lt;/ul&gt;</text:p>
      <text:p text:style-name="Standard"><text:s text:c="4"/>&lt;/section&gt;</text:p>
      <text:p text:style-name="Standard"/>
      <text:p text:style-name="Standard"><text:s text:c="4"/>&lt;section class="contact container"&gt;</text:p>
      <text:p text:style-name="Standard"><text:s text:c="8"/>&lt;h2&gt;Contact&lt;/h2&gt;</text:p>
      <text:p text:style-name="Standard"><text:s text:c="8"/>&lt;p&gt;Email: &lt;strong&gt;dmgardic@gmail.com&lt;/strong&gt;&lt;/p&gt;</text:p>
      <text:p text:style-name="Standard"><text:s text:c="8"/>&lt;p&gt;LinkedIn:&lt;/p&gt;</text:p>
      <text:p text:style-name="Standard"><text:s text:c="8"/>&lt;img src="qr-linkedin.png" class="qr" alt="LinkedIn QR Code" /&gt;</text:p>
      <text:p text:style-name="Standard"><text:s text:c="4"/>&lt;/section&gt;</text:p>
      <text:p text:style-name="Standard"/>
      <text:p text:style-name="Standard"><text:s text:c="4"/>&lt;footer&gt;</text:p>
      <text:p text:style-name="Standard"><text:s text:c="8"/>&lt;p&gt;© 2025 Dragojle Gardić&lt;/p&gt;</text:p>
      <text:p text:style-name="Standard"><text:s text:c="4"/>&lt;/footer&gt;</text:p>
      <text:p text:style-name="Standard">&lt;/body&gt;</text:p>
      <text:p text:style-name="Standard"><text:soft-page-break/>&lt;/html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10:38:56.375883000</meta:creation-date>
    <dc:date>2025-11-30T10:39:36.727083000</dc:date>
    <meta:editing-duration>PT43S</meta:editing-duration>
    <meta:editing-cycles>1</meta:editing-cycles>
    <meta:document-statistic meta:table-count="0" meta:image-count="0" meta:object-count="0" meta:page-count="2" meta:paragraph-count="46" meta:word-count="151" meta:character-count="1802" meta:non-whitespace-character-count="1387"/>
    <meta:generator>LibreOffice/25.2.1.2$MacOSX_X86_64 LibreOffice_project/d3abf4aee5fd705e4a92bba33a32f40bc4e56f49</meta:generator>
  </office:meta>
</office:document-meta>
</file>